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[.E$3]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[.E$3]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1">
            <text:p>1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1">
            <text:p>1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1">
            <text:p>1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office:forms form:automatic-focus="false" form:apply-design-mode="false"/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ex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ex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Mex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76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76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76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76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76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76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76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76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76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76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Russian.intro) {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russian.intro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Russia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76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76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76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76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76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76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76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76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76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76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Japanese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japanese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Japanese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76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76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76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76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76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76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76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76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76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76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76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76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76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76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76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76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76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76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76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76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[&quot;&amp;[People.B27]&amp;&quot;]&quot;&quot; }&quot;" office:value-type="string" office:string-value="        episode(American) { people= &quot;['Elisa':8000,'Emma':6500,'Jenny':1,'Lora':12000,'Marty':6000,'Max':7000,'Ronald':18200,'Steve':11000,]&quot; }">
            <text:p><text:s text:c="8"/>episode(American) { people= "['Elisa':8000,'Emma':6500,'Jenny':1,'Lora':12000,'Marty':6000,'Max':7000,'Ronald':18200,'Steve':11000,]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[&quot;&amp;[People.C27]&amp;&quot;]&quot;&quot; }&quot;" office:value-type="string" office:string-value="        episode(Mexican) { people= &quot;['Alex':17500,'Erica':16500,'Jenny':1,'Lora':18000,'Michael':19000,'Nina':22000,'Ronald':24700,'Steve':15000,]&quot; }">
            <text:p><text:s text:c="8"/>episode(Mexican) { people= "['Alex':17500,'Erica':16500,'Jenny':1,'Lora':18000,'Michael':19000,'Nina':22000,'Ronald':24700,'Steve':15000,]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[&quot;&amp;[People.D27]&amp;&quot;]&quot;&quot; }&quot;" office:value-type="string" office:string-value="        episode(Russian) { people= &quot;['Alban':25000,'Angela':22000,'Jenny':1,'Michael':21000,'Naomi':27000,'Nina':20000,'Ronald':30800,'Sam':19000,]&quot; }">
            <text:p><text:s text:c="8"/>episode(Russian) { people= "['Alban':25000,'Angela':22000,'Jenny':1,'Michael':21000,'Naomi':27000,'Nina':20000,'Ronald':30800,'Sam':19000,]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[&quot;&amp;[People.E27]&amp;&quot;]&quot;&quot; }&quot;" office:value-type="string" office:string-value="        episode(Japanese) { people= &quot;['Alban':29000,'Jenny':1,'Mary':24000,'Naomi':22000,'Paula':31000,'Peter':23000,'Ronald':33400,'Scott':21000,]&quot; }">
            <text:p><text:s text:c="8"/>episode(Japanese) { people= "['Alban':29000,'Jenny':1,'Mary':24000,'Naomi':22000,'Paula':31000,'Peter':23000,'Ronald':33400,'Scott':21000,]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05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4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6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6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25000">
            <text:p>25000</text:p>
          </table:table-cell>
          <table:table-cell office:value-type="float" office:value="29000">
            <text:p>29000</text:p>
          </table:table-cell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8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17500">
            <text:p>1750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9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22000">
            <text:p>22000</text:p>
          </table:table-cell>
          <table:table-cell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9"/>
        </table:table-row>
        <table:table-row table:style-name="ro3">
          <table:table-cell office:value-type="string">
            <text:p>Elisa</text:p>
          </table:table-cell>
          <table:table-cell office:value-type="float" office:value="8000">
            <text:p>80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9"/>
        </table:table-row>
        <table:table-row table:style-name="ro3">
          <table:table-cell office:value-type="string">
            <text:p>Emma</text:p>
          </table:table-cell>
          <table:table-cell office:value-type="float" office:value="6500">
            <text:p>65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9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16500">
            <text:p>165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9"/>
        </table:table-row>
        <table:table-row table:style-name="ro3">
          <table:table-cell office:value-type="string">
            <text:p>Jenny</text:p>
          </table:table-cell>
          <table:table-cell table:number-columns-repeated="3" table:style-name="ce17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9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12000">
            <text:p>12000</text:p>
          </table:table-cell>
          <table:table-cell office:value-type="float" office:value="18000">
            <text:p>180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9"/>
        </table:table-row>
        <table:table-row table:style-name="ro3">
          <table:table-cell office:value-type="string">
            <text:p>Marty</text:p>
          </table:table-cell>
          <table:table-cell office:value-type="float" office:value="6000">
            <text:p>6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9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24000">
            <text:p>24000</text:p>
          </table:table-cell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9"/>
        </table:table-row>
        <table:table-row table:style-name="ro3">
          <table:table-cell office:value-type="string">
            <text:p>Max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9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19000">
            <text:p>19000</text:p>
          </table:table-cell>
          <table:table-cell office:value-type="float" office:value="21000">
            <text:p>21000</text:p>
          </table:table-cell>
          <table:table-cell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9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27000">
            <text:p>27000</text:p>
          </table:table-cell>
          <table:table-cell office:value-type="float" office:value="22000">
            <text:p>22000</text:p>
          </table:table-cell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9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22000">
            <text:p>22000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9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31000">
            <text:p>31000</text:p>
          </table:table-cell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9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23000">
            <text:p>23000</text:p>
          </table:table-cell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9"/>
        </table:table-row>
        <table:table-row table:style-name="ro3">
          <table:table-cell office:value-type="string">
            <text:p>Ronald</text:p>
          </table:table-cell>
          <table:table-cell table:style-name="ce179" office:value-type="float" office:value="18200">
            <text:p>18200</text:p>
          </table:table-cell>
          <table:table-cell table:style-name="ce179" office:value-type="float" office:value="24700">
            <text:p>24700</text:p>
          </table:table-cell>
          <table:table-cell table:style-name="ce179" office:value-type="float" office:value="30800">
            <text:p>30800</text:p>
          </table:table-cell>
          <table:table-cell office:value-type="float" office:value="33400">
            <text:p>33400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9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19000">
            <text:p>19000</text:p>
          </table:table-cell>
          <table:table-cell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9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21000">
            <text:p>21000</text:p>
          </table:table-cell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9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table:number-columns-repeated="2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9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8000,'Emma':6500,'Jenny':1,'Lora':12000,'Marty':6000,'Max':7000,'Ronald':18200,'Steve':11000,">
            <text:p>'Elisa':8000,'Emma':6500,'Jenny':1,'Lora':12000,'Marty':6000,'Max':7000,'Ronald':18200,'Steve':1100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17500,'Erica':16500,'Jenny':1,'Lora':18000,'Michael':19000,'Nina':22000,'Ronald':24700,'Steve':15000,">
            <text:p>'Alex':17500,'Erica':16500,'Jenny':1,'Lora':18000,'Michael':19000,'Nina':22000,'Ronald':24700,'Steve':1500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25000,'Angela':22000,'Jenny':1,'Michael':21000,'Naomi':27000,'Nina':20000,'Ronald':30800,'Sam':19000,">
            <text:p>'Alban':25000,'Angela':22000,'Jenny':1,'Michael':21000,'Naomi':27000,'Nina':20000,'Ronald':30800,'Sam':1900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29000,'Jenny':1,'Mary':24000,'Naomi':22000,'Paula':31000,'Peter':23000,'Ronald':33400,'Scott':21000,">
            <text:p>'Alban':29000,'Jenny':1,'Mary':24000,'Naomi':22000,'Paula':31000,'Peter':23000,'Ronald':33400,'Scott':21000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.07.2007</text:date>, <text:time>11:24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4T11:24:17</dc:date>
    <dc:language>ru-RU</dc:language>
    <meta:editing-cycles>440</meta:editing-cycles>
    <meta:editing-duration>P10DT7H7M17S</meta:editing-duration>
    <meta:user-defined meta:name="Info 1"/>
    <meta:user-defined meta:name="Info 2"/>
    <meta:user-defined meta:name="Info 3"/>
    <meta:user-defined meta:name="Info 4"/>
    <meta:document-statistic meta:table-count="17" meta:cell-count="10492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27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